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5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xed-unlimited.pcap" table:style-name="ta1">
        <table:shapes>
          <draw:frame draw:z-index="0" draw:style-name="gr1" draw:text-style-name="P1" svg:width="15cm" svg:height="5cm" svg:x="9.042cm" svg:y="22.365cm">
            <draw:object draw:notify-on-update-of-ranges="'mixed-unlimited.pcap'.B13:'mixed-unlimited.pcap'.B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5cm" svg:x="27.287cm" svg:y="22.682cm">
            <draw:object draw:notify-on-update-of-ranges="'mixed-unlimited.pcap'.B90:'mixed-unlimited.pcap'.B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cm" svg:height="5cm" svg:x="11.455cm" svg:y="64.399cm">
            <draw:object draw:notify-on-update-of-ranges="'mixed-unlimited.pcap'.B140:'mixed-unlimited.pcap'.B1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cm" svg:height="5cm" svg:x="31.835cm" svg:y="64.607cm">
            <draw:object draw:notify-on-update-of-ranges="'mixed-unlimited.pcap'.B148:'mixed-unlimited.pcap'.B1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cm" svg:height="4cm" svg:x="11.797cm" svg:y="76.66cm">
            <draw:object draw:notify-on-update-of-ranges="'mixed-unlimited.pcap'.B160:'mixed-unlimited.pcap'.B16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cm" svg:height="4cm" svg:x="31.698cm" svg:y="77.147cm">
            <draw:object draw:notify-on-update-of-ranges="'mixed-unlimited.pcap'.B169:'mixed-unlimited.pcap'.B17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2cm" svg:height="4cm" svg:x="12.139cm" svg:y="87.359cm">
            <draw:object draw:notify-on-update-of-ranges="'mixed-unlimited.pcap'.B183:'mixed-unlimited.pcap'.B19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2cm" svg:height="4cm" svg:x="31.8cm" svg:y="87.707cm">
            <draw:object draw:notify-on-update-of-ranges="'mixed-unlimited.pcap'.B193:'mixed-unlimited.pcap'.B2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2cm" svg:height="4cm" svg:x="11.641cm" svg:y="96.882cm">
            <draw:object draw:notify-on-update-of-ranges="'mixed-unlimited.pcap'.B208:'mixed-unlimited.pcap'.B2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2cm" svg:height="4cm" svg:x="31.595cm" svg:y="97.258cm">
            <draw:object draw:notify-on-update-of-ranges="'mixed-unlimited.pcap'.B218:'mixed-unlimited.pcap'.B2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2cm" svg:height="4cm" svg:x="11.25cm" svg:y="107.887cm">
            <draw:object draw:notify-on-update-of-ranges="'mixed-unlimited.pcap'.B232:'mixed-unlimited.pcap'.B24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2cm" svg:height="4cm" svg:x="31.835cm" svg:y="108.408cm">
            <draw:object draw:notify-on-update-of-ranges="'mixed-unlimited.pcap'.B245:'mixed-unlimited.pcap'.B25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reading mixed-unlimited.pcap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: 192.168.1.28:51841 <text:s/>&lt;=&gt; <text:s/>192.168.1.15:22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: 411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1" calcext:value-type="float">
            <text:p>4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412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1: 192.168.1.33:49903 <text:s/>&lt;=&gt; <text:s/>192.168.1.15:443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: 13062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33" calcext:value-type="float">
            <text:p>6533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59" calcext:value-type="float">
            <text:p>359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4" calcext:value-type="float">
            <text:p>214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5" calcext:value-type="float">
            <text:p>235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9" calcext:value-type="float">
            <text:p>239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1" calcext:value-type="float">
            <text:p>211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4" calcext:value-type="float">
            <text:p>224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4" calcext:value-type="float">
            <text:p>234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7" calcext:value-type="float">
            <text:p>247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4" calcext:value-type="float">
            <text:p>214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7" calcext:value-type="float">
            <text:p>227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" calcext:value-type="float">
            <text:p>230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1" calcext:value-type="float">
            <text:p>231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0" calcext:value-type="float">
            <text:p>230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1" calcext:value-type="float">
            <text:p>221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6" calcext:value-type="float">
            <text:p>246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7" calcext:value-type="float">
            <text:p>227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2" calcext:value-type="float">
            <text:p>202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2" calcext:value-type="float">
            <text:p>242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8" calcext:value-type="float">
            <text:p>208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80" calcext:value-type="float">
            <text:p>280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Conversation 1: In</text:p>
          </table:table-cell>
          <table:table-cell table:number-columns-repeated="7"/>
          <table:table-cell table:style-name="ce1" office:value-type="string" calcext:value-type="string">
            <text:p>Conversation 1: Out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15449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8" calcext:value-type="float">
            <text:p>2338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576" calcext:value-type="float">
            <text:p>4576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93" calcext:value-type="float">
            <text:p>1293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4" calcext:value-type="float">
            <text:p>244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10" calcext:value-type="float">
            <text:p>510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90" calcext:value-type="float">
            <text:p>490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9" calcext:value-type="float">
            <text:p>509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18" calcext:value-type="float">
            <text:p>518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10" calcext:value-type="float">
            <text:p>510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35" calcext:value-type="float">
            <text:p>535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5" calcext:value-type="float">
            <text:p>485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19" calcext:value-type="float">
            <text:p>519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2" calcext:value-type="float">
            <text:p>502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2: 192.168.1.33:49904 <text:s/>&lt;=&gt; <text:s/>192.168.1.15:443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: 13</text:p>
          </table:table-cell>
          <table:table-cell table:number-columns-repeated="1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onversation 2: In</text:p>
          </table:table-cell>
          <table:table-cell table:number-columns-repeated="8"/>
          <table:table-cell table:style-name="ce1" office:value-type="string" calcext:value-type="string">
            <text:p>Conversation 2: Ou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14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3: 192.168.1.33:49905 <text:s/>&lt;=&gt; <text:s/>192.168.1.15:443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: 78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Conversation 3: In</text:p>
          </table:table-cell>
          <table:table-cell table:number-columns-repeated="8"/>
          <table:table-cell table:style-name="ce1" office:value-type="string" calcext:value-type="string">
            <text:p>Conversation 3:Out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79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4: 192.168.1.33:49906 <text:s/>&lt;=&gt; <text:s/>192.168.1.15:443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: 725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Conversation 4: In</text:p>
          </table:table-cell>
          <table:table-cell table:number-columns-repeated="8"/>
          <table:table-cell table:style-name="ce1" office:value-type="string" calcext:value-type="string">
            <text:p>Conversation 4: Out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19" calcext:value-type="float">
            <text:p>619</text:p>
          </table:table-cell>
          <table:table-cell table:number-columns-repeated="1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726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19" calcext:value-type="float">
            <text:p>619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5: 192.168.1.33:49907 <text:s/>&lt;=&gt; <text:s/>192.168.1.15:443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: 7196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onversation 5: In</text:p>
          </table:table-cell>
          <table:table-cell table:number-columns-repeated="8"/>
          <table:table-cell table:style-name="ce1" office:value-type="string" calcext:value-type="string">
            <text:p>Conversation 5: Ou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01" calcext:value-type="float">
            <text:p>901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188" calcext:value-type="float">
            <text:p>6188</text:p>
          </table:table-cell>
          <table:table-cell table:number-columns-repeated="1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7195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088" calcext:value-type="float">
            <text:p>7088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6: 192.168.1.33:49908 <text:s/>&lt;=&gt; <text:s/>192.168.1.15:443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: 71891</text:p>
          </table:table-cell>
          <table:table-cell table:number-columns-repeated="1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onversation 6: In</text:p>
          </table:table-cell>
          <table:table-cell table:number-columns-repeated="8"/>
          <table:table-cell table:style-name="ce1" office:value-type="string" calcext:value-type="string">
            <text:p>Conversation 6: Ou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00" calcext:value-type="float">
            <text:p>900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000" calcext:value-type="float">
            <text:p>9000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1882" calcext:value-type="float">
            <text:p>61882</text:p>
          </table:table-cell>
          <table:table-cell table:number-columns-repeated="1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7189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900" calcext:value-type="float">
            <text:p>9900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1882" calcext:value-type="float">
            <text:p>61882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7: 192.168.1.28:51939 <text:s/>&lt;=&gt; <text:s/>192.168.1.15:22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: 4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3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8:47:45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31T17:14:59.877000000</dc:date>
    <meta:editing-duration>PT4H5M47S</meta:editing-duration>
    <meta:editing-cycles>5</meta:editing-cycles>
    <meta:generator>LibreOffice/7.0.2.2$Windows_X86_64 LibreOffice_project/8349ace3c3162073abd90d81fd06dcfb6b36b994</meta:generator>
    <meta:document-statistic meta:table-count="1" meta:cell-count="465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1cm" svg:height="5.001cm" xlink:href=".." xlink:type="simple" chart:class="chart:bar" chart:style-name="ch1">
        <chart:plot-area chart:style-name="ch2" table:cell-range-address="'mixed-unlimited.pcap'.B13:'mixed-unlimited.pcap'.B88" svg:x="0.3cm" svg:y="0.1cm" svg:width="14.401cm" svg:height="4.801cm">
          <chart:coordinate-region svg:x="1.292cm" svg:y="0.299cm" svg:width="13.358cm" svg:height="3.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unlimited.pcap'.B13:'mixed-unlimited.pcap'.B88" chart:class="chart:bar">
            <chart:data-point chart:repeated="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33">
                <text:p>6533</text:p>
                <draw:g>
                  <svg:desc>'mixed-unlimited.pcap'.B13:'mixed-unlimited.pcap'.B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unlimited.pcap'.B218:'mixed-unlimited.pcap'.B225" svg:x="0.24cm" svg:y="0.08cm" svg:width="11.521cm" svg:height="3.841cm">
          <chart:coordinate-region svg:x="1.232cm" svg:y="0.28cm" svg:width="10.529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unlimited.pcap'.B218:'mixed-unlimited.pcap'.B225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unlimited.pcap'.B218:'mixed-unlimited.pcap'.B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88">
                <text:p>70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unlimited.pcap'.B232:'mixed-unlimited.pcap'.B243" svg:x="0.24cm" svg:y="0.08cm" svg:width="11.521cm" svg:height="3.841cm">
          <chart:coordinate-region svg:x="1.417cm" svg:y="0.279cm" svg:width="10.34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unlimited.pcap'.B232:'mixed-unlimited.pcap'.B243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mixed-unlimited.pcap'.B232:'mixed-unlimited.pcap'.B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882">
                <text:p>61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unlimited.pcap'.B245:'mixed-unlimited.pcap'.B254" svg:x="0.24cm" svg:y="0.08cm" svg:width="11.521cm" svg:height="3.841cm">
          <chart:coordinate-region svg:x="1.417cm" svg:y="0.279cm" svg:width="10.34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unlimited.pcap'.B245:'mixed-unlimited.pcap'.B25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mixed-unlimited.pcap'.B245:'mixed-unlimited.pcap'.B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882">
                <text:p>618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1cm" svg:height="5.001cm" xlink:href=".." xlink:type="simple" chart:class="chart:bar" chart:style-name="ch1">
        <chart:plot-area chart:style-name="ch2" table:cell-range-address="'mixed-unlimited.pcap'.B90:'mixed-unlimited.pcap'.B133" svg:x="0.3cm" svg:y="0.1cm" svg:width="14.401cm" svg:height="4.801cm">
          <chart:coordinate-region svg:x="1.292cm" svg:y="0.299cm" svg:width="13.409cm" svg:height="3.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unlimited.pcap'.B90:'mixed-unlimited.pcap'.B133" chart:class="chart:bar"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38">
                <text:p>2338</text:p>
                <draw:g>
                  <svg:desc>'mixed-unlimited.pcap'.B90:'mixed-unlimited.pcap'.B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6">
                <text:p>4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1cm" svg:height="5.001cm" xlink:href=".." xlink:type="simple" chart:class="chart:bar" chart:style-name="ch1">
        <chart:plot-area chart:style-name="ch2" table:cell-range-address="'mixed-unlimited.pcap'.B140:'mixed-unlimited.pcap'.B146" svg:x="0.3cm" svg:y="0.1cm" svg:width="14.401cm" svg:height="4.801cm">
          <chart:coordinate-region svg:x="0.736cm" svg:y="0.299cm" svg:width="13.965cm" svg:height="3.95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unlimited.pcap'.B140:'mixed-unlimited.pcap'.B146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unlimited.pcap'.B140:'mixed-unlimited.pcap'.B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1cm" svg:height="5.001cm" xlink:href=".." xlink:type="simple" chart:class="chart:bar" chart:style-name="ch1">
        <chart:plot-area chart:style-name="ch2" table:cell-range-address="'mixed-unlimited.pcap'.B148:'mixed-unlimited.pcap'.B153" svg:x="0.3cm" svg:y="0.1cm" svg:width="14.401cm" svg:height="4.801cm">
          <chart:coordinate-region svg:x="0.736cm" svg:y="0.299cm" svg:width="13.965cm" svg:height="3.95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unlimited.pcap'.B148:'mixed-unlimited.pcap'.B153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unlimited.pcap'.B148:'mixed-unlimited.pcap'.B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unlimited.pcap'.B160:'mixed-unlimited.pcap'.B167" svg:x="0.24cm" svg:y="0.08cm" svg:width="11.521cm" svg:height="3.841cm">
          <chart:coordinate-region svg:x="0.861cm" svg:y="0.279cm" svg:width="10.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unlimited.pcap'.B160:'mixed-unlimited.pcap'.B167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unlimited.pcap'.B160:'mixed-unlimited.pcap'.B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unlimited.pcap'.B169:'mixed-unlimited.pcap'.B176" svg:x="0.24cm" svg:y="0.08cm" svg:width="11.521cm" svg:height="3.841cm">
          <chart:coordinate-region svg:x="0.861cm" svg:y="0.279cm" svg:width="10.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unlimited.pcap'.B169:'mixed-unlimited.pcap'.B176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unlimited.pcap'.B169:'mixed-unlimited.pcap'.B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unlimited.pcap'.B183:'mixed-unlimited.pcap'.B191" svg:x="0.24cm" svg:y="0.08cm" svg:width="11.521cm" svg:height="3.841cm">
          <chart:coordinate-region svg:x="1.047cm" svg:y="0.28cm" svg:width="10.714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unlimited.pcap'.B183:'mixed-unlimited.pcap'.B191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unlimited.pcap'.B183:'mixed-unlimited.pcap'.B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unlimited.pcap'.B193:'mixed-unlimited.pcap'.B201" svg:x="0.24cm" svg:y="0.08cm" svg:width="11.521cm" svg:height="3.841cm">
          <chart:coordinate-region svg:x="1.047cm" svg:y="0.28cm" svg:width="10.714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unlimited.pcap'.B193:'mixed-unlimited.pcap'.B201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unlimited.pcap'.B193:'mixed-unlimited.pcap'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9">
                <text:p>6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unlimited.pcap'.B208:'mixed-unlimited.pcap'.B216" svg:x="0.24cm" svg:y="0.08cm" svg:width="11.521cm" svg:height="3.841cm">
          <chart:coordinate-region svg:x="1.232cm" svg:y="0.28cm" svg:width="10.529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unlimited.pcap'.B208:'mixed-unlimited.pcap'.B216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mixed-unlimited.pcap'.B208:'mixed-unlimited.pcap'.B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